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3b7" officeooo:paragraph-rsid="001f13b7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1f13b7" officeooo:paragraph-rsid="001f13b7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203e66" officeooo:paragraph-rsid="00203e66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212537" officeooo:paragraph-rsid="00212537" fo:background-color="#1f1f1f"/>
    </style:style>
    <style:style style:name="P7" style:family="paragraph" style:parent-style-name="Standard">
      <style:text-properties fo:color="#cccccc" loext:opacity="100%" style:font-name="Droid Sans Mono" fo:font-size="10.5pt" fo:font-weight="normal" officeooo:rsid="0022ee8c" officeooo:paragraph-rsid="0022ee8c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f1f1f"/>
    </style:style>
    <style:style style:name="P11" style:family="paragraph" style:parent-style-name="Standard">
      <style:text-properties officeooo:rsid="00203e66" officeooo:paragraph-rsid="00203e66"/>
    </style:style>
    <style:style style:name="P12" style:family="paragraph" style:parent-style-name="Standard">
      <style:paragraph-properties style:line-height-at-least="0.503cm"/>
      <style:text-properties officeooo:rsid="00203e66"/>
    </style:style>
    <style:style style:name="P13" style:family="paragraph" style:parent-style-name="Standard">
      <style:paragraph-properties style:line-height-at-least="0.503cm"/>
      <style:text-properties officeooo:rsid="00203e66" officeooo:paragraph-rsid="00203e66"/>
    </style:style>
    <style:style style:name="P14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fo:background-color="#1f1f1f"/>
    </style:style>
    <style:style style:name="P15" style:family="paragraph" style:parent-style-name="Standard">
      <style:text-properties officeooo:rsid="00212537" officeooo:paragraph-rsid="00212537"/>
    </style:style>
    <style:style style:name="P16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8" style:family="paragraph" style:parent-style-name="Standard">
      <style:text-properties officeooo:rsid="0022ee8c" officeooo:paragraph-rsid="0022ee8c"/>
    </style:style>
    <style:style style:name="P19" style:family="paragraph" style:parent-style-name="Standard">
      <style:text-properties officeooo:rsid="0022ee8c" officeooo:paragraph-rsid="0022ee8c"/>
    </style:style>
    <style:style style:name="P20" style:family="paragraph" style:parent-style-name="Standard">
      <style:text-properties officeooo:rsid="0024e86c" officeooo:paragraph-rsid="0022ee8c"/>
    </style:style>
    <style:style style:name="P21" style:family="paragraph" style:parent-style-name="Standard">
      <style:text-properties officeooo:rsid="0024e86c" officeooo:paragraph-rsid="0024e86c"/>
    </style:style>
    <style:style style:name="P2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3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24" style:family="paragraph" style:parent-style-name="Standard">
      <style:text-properties fo:color="#cccccc" loext:opacity="100%" style:font-name="Droid Sans Mono" fo:font-size="10.5pt" fo:font-weight="normal" officeooo:rsid="0024e86c" officeooo:paragraph-rsid="0024e86c" fo:background-color="#1f1f1f"/>
    </style:style>
    <style:style style:name="P25" style:family="paragraph" style:parent-style-name="Standard">
      <style:text-properties fo:color="#cccccc" loext:opacity="100%" style:font-name="Droid Sans Mono" fo:font-size="10.5pt" fo:font-weight="normal" officeooo:rsid="001f13b7" officeooo:paragraph-rsid="001f13b7" fo:background-color="#1f1f1f"/>
    </style:style>
    <style:style style:name="P26" style:family="paragraph" style:parent-style-name="Standard">
      <style:text-properties fo:color="#cccccc" loext:opacity="100%" style:font-name="Droid Sans Mono" fo:font-size="10.5pt" fo:font-weight="normal" officeooo:rsid="00203e66" officeooo:paragraph-rsid="00203e66" fo:background-color="#1f1f1f"/>
    </style:style>
    <style:style style:name="P27" style:family="paragraph" style:parent-style-name="Standard">
      <style:text-properties fo:color="#cccccc" loext:opacity="100%" style:font-name="Droid Sans Mono" fo:font-size="10.5pt" fo:font-weight="normal" officeooo:rsid="00212537" officeooo:paragraph-rsid="00212537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022ee8c" officeooo:paragraph-rsid="0022ee8c" fo:background-color="#1f1f1f"/>
    </style:style>
    <style:style style:name="P29" style:family="paragraph" style:parent-style-name="Standard">
      <style:paragraph-properties style:line-height-at-least="0.503cm"/>
    </style:style>
    <style:style style:name="P30" style:family="paragraph" style:parent-style-name="Standard">
      <style:paragraph-properties fo:margin-top="0cm" fo:margin-bottom="0.499cm" style:contextual-spacing="false" style:line-height-at-least="0.503cm"/>
    </style:style>
    <style:style style:name="P3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2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f1f1f"/>
    </style:style>
    <style:style style:name="P33" style:family="paragraph" style:parent-style-name="Standard">
      <style:text-properties officeooo:rsid="00203e66" officeooo:paragraph-rsid="00203e66"/>
    </style:style>
    <style:style style:name="P34" style:family="paragraph" style:parent-style-name="Standard">
      <style:paragraph-properties style:line-height-at-least="0.503cm"/>
      <style:text-properties officeooo:rsid="00203e66"/>
    </style:style>
    <style:style style:name="P35" style:family="paragraph" style:parent-style-name="Standard">
      <style:paragraph-properties style:line-height-at-least="0.503cm"/>
      <style:text-properties officeooo:rsid="00203e66" officeooo:paragraph-rsid="00203e66"/>
    </style:style>
    <style:style style:name="P36" style:family="paragraph" style:parent-style-name="Standard">
      <style:text-properties officeooo:rsid="001f13b7" officeooo:paragraph-rsid="001f13b7"/>
    </style:style>
    <style:style style:name="P37" style:family="paragraph" style:parent-style-name="Standard">
      <style:paragraph-properties style:line-height-at-least="0.503cm"/>
      <style:text-properties fo:color="#dcdcaa" loext:opacity="100%" style:font-name="Droid Sans Mono" fo:font-size="10.5pt" fo:font-weight="normal" fo:background-color="#1f1f1f"/>
    </style:style>
    <style:style style:name="P38" style:family="paragraph" style:parent-style-name="Standard">
      <style:text-properties officeooo:rsid="00212537" officeooo:paragraph-rsid="00212537"/>
    </style:style>
    <style:style style:name="P39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4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41" style:family="paragraph" style:parent-style-name="Text_20_body">
      <style:text-properties officeooo:rsid="0024e86c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4ec9b0" loext:opacity="100%"/>
    </style:style>
    <style:style style:name="T11" style:family="text">
      <style:text-properties officeooo:rsid="00212537"/>
    </style:style>
    <style:style style:name="T12" style:family="text">
      <style:text-properties officeooo:rsid="002326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1">REDUX TOOLKIT</text:p>
      <text:p text:style-name="Standard"/>
      <text:p text:style-name="Standard"/>
      <text:p text:style-name="P1">CounterSlice.jsx</text:p>
      <text:p text:style-name="P1"/>
      <text:p text:style-name="P1"/>
      <text:p text:style-name="P4"><text:span text:style-name="T1">import</text:span> { <text:span text:style-name="T2">createSlice</text:span> } <text:span text:style-name="T1">from</text:span> <text:span text:style-name="T3">"@reduxjs/toolkit"</text:span>;</text:p>
      <text:p text:style-name="P8"/>
      <text:p text:style-name="P2"><text:span text:style-name="T4">const</text:span> <text:span text:style-name="T5">counterSlice</text:span> <text:span text:style-name="T6">=</text:span> <text:span text:style-name="T7">createSlice</text:span>({</text:p>
      <text:p text:style-name="P2"><text:span text:style-name="T2">name:</text:span> <text:span text:style-name="T3">'counter'</text:span>,</text:p>
      <text:p text:style-name="P2"><text:span text:style-name="T2">initialState:</text:span> { <text:span text:style-name="T2">value:</text:span> <text:span text:style-name="T8">0</text:span> },</text:p>
      <text:p text:style-name="P2"><text:span text:style-name="T2">reducers:</text:span> {</text:p>
      <text:p text:style-name="P2"><text:span text:style-name="T7">increment</text:span><text:span text:style-name="T2">:</text:span> (<text:span text:style-name="T2">state</text:span>) <text:span text:style-name="T4">=&gt;</text:span> {</text:p>
      <text:p text:style-name="P2"><text:span text:style-name="T2">state</text:span>.<text:span text:style-name="T2">value</text:span> <text:span text:style-name="T6">+=</text:span><text:span text:style-name="T8">1</text:span>;</text:p>
      <text:p text:style-name="P2">},</text:p>
      <text:p text:style-name="P2"><text:span text:style-name="T7">decrement</text:span><text:span text:style-name="T2">:</text:span> (<text:span text:style-name="T2">state</text:span>) <text:span text:style-name="T4">=&gt;</text:span> {</text:p>
      <text:p text:style-name="P2"><text:span text:style-name="T2">state</text:span>.<text:span text:style-name="T2">value</text:span> <text:span text:style-name="T6">-=</text:span><text:span text:style-name="T8">1</text:span></text:p>
      <text:p text:style-name="P2">},</text:p>
      <text:p text:style-name="P2"><text:span text:style-name="T7">incrementByAmount</text:span><text:span text:style-name="T2"> :</text:span> (<text:span text:style-name="T2">state</text:span>, <text:span text:style-name="T2">action</text:span>) <text:span text:style-name="T4">=&gt;</text:span> {</text:p>
      <text:p text:style-name="P2"><text:span text:style-name="T2">state</text:span>.<text:span text:style-name="T2">value</text:span> <text:span text:style-name="T6">+=</text:span> <text:span text:style-name="T2">action</text:span>.<text:span text:style-name="T2">payload</text:span>;</text:p>
      <text:p text:style-name="P2">}</text:p>
      <text:p text:style-name="P2">}</text:p>
      <text:p text:style-name="P2">})</text:p>
      <text:p text:style-name="P8"/>
      <text:p text:style-name="P2"><text:span text:style-name="T1">export</text:span> <text:span text:style-name="T4">const</text:span> { <text:span text:style-name="T5">increment</text:span>, <text:span text:style-name="T5">decrement</text:span>, <text:span text:style-name="T5">incrementByAmount</text:span> } <text:span text:style-name="T6">=</text:span> <text:span text:style-name="T5">counterSlice</text:span>.<text:span text:style-name="T2">actions</text:span></text:p>
      <text:p text:style-name="P8"/>
      <text:p text:style-name="P2"><text:span text:style-name="T1">export</text:span> <text:span text:style-name="T1">default</text:span> <text:span text:style-name="T5">counterSlice</text:span>.<text:span text:style-name="T7">reducer</text:span>;</text:p>
      <text:p text:style-name="P2"/>
      <text:p text:style-name="P1"/>
      <text:p text:style-name="P1"/>
      <text:p text:style-name="P1"/>
      <text:p text:style-name="P1"/>
      <text:p text:style-name="P1"/>
      <text:p text:style-name="P1">Store.jsx :-</text:p>
      <text:p text:style-name="P1"/>
      <text:p text:style-name="P4"><text:span text:style-name="T1">import</text:span> { <text:span text:style-name="T2">configureStore</text:span> } <text:span text:style-name="T1">from</text:span> <text:span text:style-name="T3">"@reduxjs/toolkit"</text:span>;</text:p>
      <text:p text:style-name="P2"><text:span text:style-name="T1">import</text:span> <text:span text:style-name="T2">counterReducer</text:span> <text:span text:style-name="T1">from</text:span> <text:span text:style-name="T3">'./CounterSlice'</text:span>;</text:p>
      <text:p text:style-name="P9"/>
      <text:p text:style-name="P2"><text:span text:style-name="T1">export</text:span> <text:span text:style-name="T4">const</text:span> <text:span text:style-name="T5">store</text:span> <text:span text:style-name="T6">=</text:span> <text:span text:style-name="T7">configureStore</text:span>({</text:p>
      <text:p text:style-name="P2"><text:span text:style-name="T2">reducer:</text:span> {</text:p>
      <text:p text:style-name="P2"><text:span text:style-name="T7">counter</text:span><text:span text:style-name="T2">:</text:span> <text:span text:style-name="T7">counterReducer</text:span></text:p>
      <text:p text:style-name="P2">}</text:p>
      <text:p text:style-name="P2">})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Counter.jsx</text:p>
      <text:p text:style-name="P1"/>
      <text:p text:style-name="P4"><text:span text:style-name="T1">import</text:span> <text:span text:style-name="T2">React</text:span> <text:span text:style-name="T1">from</text:span> <text:span text:style-name="T3">"react"</text:span>;</text:p>
      <text:p text:style-name="P8"/>
      <text:p text:style-name="P2"><text:span text:style-name="T1">import</text:span> { <text:span text:style-name="T2">increment</text:span>, <text:span text:style-name="T2">decrement</text:span>, <text:span text:style-name="T2">incrementByAmount</text:span> } <text:span text:style-name="T1">from</text:span> <text:span text:style-name="T3">"./CounterSlice"</text:span>;</text:p>
      <text:p text:style-name="P2"><text:span text:style-name="T1">import</text:span> { <text:span text:style-name="T2">useDispatch</text:span>, <text:span text:style-name="T2">useSelector</text:span> } <text:span text:style-name="T1">from</text:span> <text:span text:style-name="T3">"react-redux"</text:span>;</text:p>
      <text:p text:style-name="P9"/>
      <text:p text:style-name="P2"><text:span text:style-name="T4">const</text:span> <text:span text:style-name="T7">Counter</text:span> <text:span text:style-name="T6">=</text:span> () <text:span text:style-name="T4">=&gt;</text:span> {</text:p>
      <text:p text:style-name="P2"><text:span text:style-name="T4">const</text:span> <text:span text:style-name="T5">count</text:span> <text:span text:style-name="T6">=</text:span> <text:span text:style-name="T7">useSelector</text:span>((<text:span text:style-name="T2">state</text:span>) <text:span text:style-name="T4">=&gt;</text:span> <text:span text:style-name="T2">state</text:span>.<text:span text:style-name="T2">counter</text:span>.<text:span text:style-name="T2">value</text:span>)</text:p>
      <text:p text:style-name="P2"><text:span text:style-name="T4">const</text:span> <text:span text:style-name="T7">dispatch</text:span> <text:span text:style-name="T6">=</text:span> <text:span text:style-name="T7">useDispatch</text:span>();</text:p>
      <text:p text:style-name="P8"/>
      <text:p text:style-name="P2"><text:span text:style-name="T1">return</text:span> ( </text:p>
      <text:p text:style-name="P10">&lt;&gt;</text:p>
      <text:p text:style-name="P2"><text:span text:style-name="T9">&lt;</text:span><text:span text:style-name="T4">h1</text:span><text:span text:style-name="T9">&gt;</text:span>Counter: <text:span text:style-name="T4">{</text:span><text:span text:style-name="T5">count</text:span><text:span text:style-name="T4">}</text:span><text:span text:style-name="T9">&lt;/</text:span><text:span text:style-name="T4">h1</text:span><text:span text:style-name="T9">&gt;</text:span></text:p>
      <text:p text:style-name="P2"><text:span text:style-name="T9">&lt;</text:span><text:span text:style-name="T4">button</text:span> <text:span text:style-name="T2">onClick</text:span><text:span text:style-name="T6">=</text:span><text:span text:style-name="T4">{</text:span><text:span text:style-name="T6">()</text:span><text:span text:style-name="T4">=&gt;</text:span><text:span text:style-name="T6"> </text:span><text:span text:style-name="T7">dispatch</text:span><text:span text:style-name="T6">(</text:span><text:span text:style-name="T7">increment</text:span><text:span text:style-name="T6">())</text:span><text:span text:style-name="T4">}</text:span><text:span text:style-name="T9">&gt;</text:span>+<text:span text:style-name="T9">&lt;/</text:span><text:span text:style-name="T4">button</text:span><text:span text:style-name="T9">&gt;</text:span></text:p>
      <text:p text:style-name="P2"><text:span text:style-name="T9">&lt;</text:span><text:span text:style-name="T4">button</text:span> <text:span text:style-name="T2">onClick</text:span><text:span text:style-name="T6">=</text:span><text:span text:style-name="T4">{</text:span><text:span text:style-name="T6">()</text:span><text:span text:style-name="T4">=&gt;</text:span><text:span text:style-name="T6"> </text:span><text:span text:style-name="T7">dispatch</text:span><text:span text:style-name="T6">(</text:span><text:span text:style-name="T7">decrement</text:span><text:span text:style-name="T6">())</text:span><text:span text:style-name="T4">}</text:span><text:span text:style-name="T9">&gt;</text:span>-<text:span text:style-name="T9">&lt;/</text:span><text:span text:style-name="T4">button</text:span><text:span text:style-name="T9">&gt;</text:span></text:p>
      <text:p text:style-name="P2"><text:span text:style-name="T9">&lt;</text:span><text:span text:style-name="T4">button</text:span> <text:span text:style-name="T2">onClick</text:span><text:span text:style-name="T6">=</text:span><text:span text:style-name="T4">{</text:span><text:span text:style-name="T6">()</text:span><text:span text:style-name="T4">=&gt;</text:span><text:span text:style-name="T6"> </text:span><text:span text:style-name="T7">dispatch</text:span><text:span text:style-name="T6">(</text:span><text:span text:style-name="T7">incrementByAmount</text:span><text:span text:style-name="T6">(</text:span><text:span text:style-name="T8">5</text:span><text:span text:style-name="T6">))</text:span><text:span text:style-name="T4">}</text:span><text:span text:style-name="T9">&gt;</text:span>IncrembyBy5<text:span text:style-name="T9">&lt;/</text:span><text:span text:style-name="T4">button</text:span><text:span text:style-name="T9">&gt;</text:span></text:p>
      <text:p text:style-name="P10">&lt;/&gt;</text:p>
      <text:p text:style-name="P2">)</text:p>
      <text:p text:style-name="P2">}</text:p>
      <text:p text:style-name="P8"/>
      <text:p text:style-name="P2"><text:span text:style-name="T1">export</text:span> <text:span text:style-name="T1">default</text:span> <text:span text:style-name="T7">Counter</text:span>;</text:p>
      <text:p text:style-name="P1"/>
      <text:p text:style-name="P1"/>
      <text:p text:style-name="P1"/>
      <text:p text:style-name="P1">App.jsx</text:p>
      <text:p text:style-name="P1"/>
      <text:p text:style-name="P4"><text:span text:style-name="T9">&lt;</text:span><text:span text:style-name="T10">Provider</text:span> <text:span text:style-name="T2">store</text:span><text:span text:style-name="T6">=</text:span><text:span text:style-name="T4">{</text:span><text:span text:style-name="T5">store</text:span><text:span text:style-name="T4">}</text:span><text:span text:style-name="T9">&gt;</text:span></text:p>
      <text:p text:style-name="P2"><text:span text:style-name="T9">&lt;</text:span><text:span text:style-name="T10">Counter</text:span><text:span text:style-name="T9">/&gt;</text:span></text:p>
      <text:p text:style-name="P2"><text:span text:style-name="T9">&lt;/</text:span><text:span text:style-name="T10">Provider</text:span><text:span text:style-name="T9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SIMPLE REDUX </text:p>
      <text:p text:style-name="P11"/>
      <text:p text:style-name="P11"/>
      <text:p text:style-name="P11">1. jsx</text:p>
      <text:p text:style-name="P11"/>
      <text:p text:style-name="P11"/>
      <text:p text:style-name="P2"><text:span text:style-name="T1">export</text:span> <text:span text:style-name="T4">const</text:span> <text:span text:style-name="T7">AAction</text:span> <text:span text:style-name="T6">=</text:span> (<text:span text:style-name="T2">data</text:span>) <text:span text:style-name="T4">=&gt;</text:span> {</text:p>
      <text:p text:style-name="P2"><text:span text:style-name="T1">return</text:span> {</text:p>
      <text:p text:style-name="P2"><text:span text:style-name="T2">type:</text:span><text:span text:style-name="T3">"PRODUCTS"</text:span>,</text:p>
      <text:p text:style-name="P2"><text:span text:style-name="T2">payload:</text:span> <text:span text:style-name="T2">data</text:span></text:p>
      <text:p text:style-name="P2">}</text:p>
      <text:p text:style-name="P2">}</text:p>
      <text:p text:style-name="P12"/>
      <text:p text:style-name="P12"/>
      <text:p text:style-name="P12"/>
      <text:p text:style-name="P12"/>
      <text:p text:style-name="P12"/>
      <text:p text:style-name="P12"/>
      <text:p text:style-name="P13">2.jsx</text:p>
      <text:p text:style-name="P11"/>
      <text:p text:style-name="P11"/>
      <text:p text:style-name="P2"><text:span text:style-name="T4">var</text:span> <text:span text:style-name="T2">initilistaion</text:span> <text:span text:style-name="T6">=</text:span> {</text:p>
      <text:p text:style-name="P2"><text:span text:style-name="T2">data:</text:span> [],</text:p>
      <text:p text:style-name="P2">}</text:p>
      <text:p text:style-name="P8"/>
      <text:p text:style-name="P2"><text:span text:style-name="T1">export</text:span> <text:span text:style-name="T4">const</text:span> <text:span text:style-name="T7">RReducer</text:span> <text:span text:style-name="T6">=</text:span> (<text:span text:style-name="T2">state</text:span> <text:span text:style-name="T6">=</text:span> <text:span text:style-name="T2">initilistaion</text:span>, <text:span text:style-name="T2">action</text:span>) <text:span text:style-name="T4">=&gt;</text:span> {</text:p>
      <text:p text:style-name="P2"><text:span text:style-name="T1">switch</text:span>(<text:span text:style-name="T2">action</text:span>.<text:span text:style-name="T2">type</text:span>) {</text:p>
      <text:p text:style-name="P2"><text:span text:style-name="T1">case</text:span> <text:span text:style-name="T3">"PRODUCTS"</text:span>:</text:p>
      <text:p text:style-name="P2"><text:span text:style-name="T1">return</text:span> {</text:p>
      <text:p text:style-name="P2"><text:span text:style-name="T6">...</text:span><text:span text:style-name="T2">state</text:span> , <text:span text:style-name="T2">data:</text:span> <text:span text:style-name="T2">action</text:span>.<text:span text:style-name="T2">payload</text:span></text:p>
      <text:p text:style-name="P2">}</text:p>
      <text:p text:style-name="P2"><text:span text:style-name="T1">default</text:span>:</text:p>
      <text:p text:style-name="P2"><text:span text:style-name="T1">return</text:span> <text:span text:style-name="T2">state</text:span></text:p>
      <text:p text:style-name="P2">}</text:p>
      <text:p text:style-name="P2"><text:soft-page-break/>} </text:p>
      <text:p text:style-name="P11"><text:line-break/><text:line-break/></text:p>
      <text:p text:style-name="P1"/>
      <text:p text:style-name="P11">3 jsx</text:p>
      <text:p text:style-name="P11"/>
      <text:p text:style-name="P11"/>
      <text:p text:style-name="P11"/>
      <text:p text:style-name="P5"><text:span text:style-name="T1">import</text:span> { <text:span text:style-name="T2">combineReducers</text:span> } <text:span text:style-name="T1">from</text:span> <text:span text:style-name="T3">"redux"</text:span>;</text:p>
      <text:p text:style-name="P2"><text:span text:style-name="T1">import</text:span> { <text:span text:style-name="T2">RReducer</text:span> } <text:span text:style-name="T1">from</text:span> <text:span text:style-name="T3">"./RReducer"</text:span>;</text:p>
      <text:p text:style-name="P8"/>
      <text:p text:style-name="P2"><text:span text:style-name="T4">const</text:span> <text:span text:style-name="T7">CCombineReducer</text:span> <text:span text:style-name="T6">=</text:span> <text:span text:style-name="T7">combineReducers</text:span>({</text:p>
      <text:p text:style-name="P14">RReducer</text:p>
      <text:p text:style-name="P2">})</text:p>
      <text:p text:style-name="P9"/>
      <text:p text:style-name="P2"><text:span text:style-name="T1">export</text:span> <text:span text:style-name="T1">default</text:span> <text:span text:style-name="T7">CCombineReducer</text:span>;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4.</text:p>
      <text:p text:style-name="P11"/>
      <text:p text:style-name="P5"><text:span text:style-name="T1">import</text:span> <text:span text:style-name="T2">CCombineReducer</text:span> <text:span text:style-name="T1">from</text:span> <text:span text:style-name="T3">"./CCombineReducer"</text:span>;</text:p>
      <text:p text:style-name="P2"><text:span text:style-name="T1">import</text:span> { <text:span text:style-name="T2">legacy_createStore</text:span> <text:span text:style-name="T1">as</text:span> <text:span text:style-name="T2">createStore</text:span> } <text:span text:style-name="T1">from</text:span> <text:span text:style-name="T3">"redux"</text:span>;</text:p>
      <text:p text:style-name="P9"/>
      <text:p text:style-name="P2"><text:span text:style-name="T4">const</text:span> <text:span text:style-name="T5">SStore</text:span><text:span text:style-name="T6">=</text:span> <text:span text:style-name="T7">createStore</text:span>(<text:span text:style-name="T7">CCombineReducer</text:span>);</text:p>
      <text:p text:style-name="P8"/>
      <text:p text:style-name="P2"><text:span text:style-name="T1">export</text:span> <text:span text:style-name="T1">default</text:span> <text:span text:style-name="T5">SStore</text:span>;</text:p>
      <text:p text:style-name="P3"/>
      <text:p text:style-name="P11"/>
      <text:p text:style-name="P11"/>
      <text:p text:style-name="P11">5. app.jsx</text:p>
      <text:p text:style-name="P11"/>
      <text:p text:style-name="P5"><text:span text:style-name="T9">&lt;</text:span><text:span text:style-name="T10">Provider</text:span> <text:span text:style-name="T2">store</text:span><text:span text:style-name="T6">=</text:span><text:span text:style-name="T4">{</text:span><text:span text:style-name="T5">SStore</text:span><text:span text:style-name="T4">}</text:span><text:span text:style-name="T9">&gt;</text:span></text:p>
      <text:p text:style-name="P2"><text:span text:style-name="T9">&lt;</text:span><text:span text:style-name="T10">APIFET</text:span><text:span text:style-name="T9">/&gt;</text:span></text:p>
      <text:p text:style-name="P2"><text:span text:style-name="T9">&lt;</text:span><text:span text:style-name="T10">Project2Router</text:span><text:span text:style-name="T9">/&gt;</text:span> </text:p>
      <text:p text:style-name="P8"/>
      <text:p text:style-name="P2"><text:span text:style-name="T9">&lt;/</text:span><text:span text:style-name="T10">Provider</text:span><text:span text:style-name="T9">&gt;</text:span></text:p>
      <text:p text:style-name="P11"/>
      <text:p text:style-name="P11"><text:soft-page-break/></text:p>
      <text:p text:style-name="P11"/>
      <text:p text:style-name="P15">REDUX <text:s text:c="11"/>SAG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1. SagaAction.jsx</text:p>
      <text:p text:style-name="P6"><text:line-break/><text:line-break/></text:p>
      <text:p text:style-name="P2"><text:span text:style-name="T1">export</text:span> <text:span text:style-name="T4">const</text:span> <text:span text:style-name="T7">fetchMock</text:span> <text:span text:style-name="T6">=</text:span> (<text:span text:style-name="T2">data</text:span>) <text:span text:style-name="T4">=&gt;</text:span> {</text:p>
      <text:p text:style-name="P2"><text:span text:style-name="T1">return</text:span> {</text:p>
      <text:p text:style-name="P2"><text:span text:style-name="T2">type:</text:span> <text:span text:style-name="T3">"FETCH_DATA_SUCCESS"</text:span>,</text:p>
      <text:p text:style-name="P2"><text:span text:style-name="T2">payload:</text:span> <text:span text:style-name="T2">data</text:span></text:p>
      <text:p text:style-name="P2">}</text:p>
      <text:p text:style-name="P2">}</text:p>
      <text:p text:style-name="P8"/>
      <text:p text:style-name="P2"><text:span text:style-name="T1">export</text:span> <text:span text:style-name="T4">const</text:span> <text:span text:style-name="T7">fetchFail</text:span> <text:span text:style-name="T6">=</text:span> (<text:span text:style-name="T2">error</text:span>) <text:span text:style-name="T4">=&gt;</text:span> {</text:p>
      <text:p text:style-name="P2"><text:span text:style-name="T1">return</text:span> {</text:p>
      <text:p text:style-name="P2"><text:span text:style-name="T2">type:</text:span> <text:span text:style-name="T3">"FETCH_DATA_FAILURE"</text:span>,</text:p>
      <text:p text:style-name="P2"><text:span text:style-name="T2">payload:</text:span> <text:span text:style-name="T2">error</text:span></text:p>
      <text:p text:style-name="P2">}</text:p>
      <text:p text:style-name="P2">}</text:p>
      <text:p text:style-name="P15"/>
      <text:p text:style-name="P15"/>
      <text:p text:style-name="P15"/>
      <text:p text:style-name="P15"/>
      <text:p text:style-name="P15"/>
      <text:p text:style-name="P15">2. Saga Reducer</text:p>
      <text:p text:style-name="P15"/>
      <text:p text:style-name="P6"><text:span text:style-name="T4">const</text:span> <text:span text:style-name="T5">initialState</text:span> <text:span text:style-name="T6">=</text:span> {</text:p>
      <text:p text:style-name="P2"><text:span text:style-name="T2">data:</text:span> [],</text:p>
      <text:p text:style-name="P2"><text:span text:style-name="T2">error:</text:span> <text:span text:style-name="T4">null</text:span></text:p>
      <text:p text:style-name="P2">}</text:p>
      <text:p text:style-name="P8"/>
      <text:p text:style-name="P2"><text:span text:style-name="T4">const</text:span> <text:span text:style-name="T7">SagaReducer</text:span> <text:span text:style-name="T6">=</text:span> (<text:span text:style-name="T2">state</text:span> <text:span text:style-name="T6">=</text:span> <text:span text:style-name="T5">initialState</text:span>, <text:span text:style-name="T2">action</text:span>) <text:span text:style-name="T4">=&gt;</text:span> {</text:p>
      <text:p text:style-name="P2"><text:span text:style-name="T1">switch</text:span> (<text:span text:style-name="T2">action</text:span>.<text:span text:style-name="T2">type</text:span>) {</text:p>
      <text:p text:style-name="P2"><text:span text:style-name="T1">case</text:span> <text:span text:style-name="T3">"FETCH_DATA_SUCCESS"</text:span>:</text:p>
      <text:p text:style-name="P2"><text:span text:style-name="T1">return</text:span> {</text:p>
      <text:p text:style-name="P2"><text:span text:style-name="T6">...</text:span><text:span text:style-name="T2">state</text:span>,</text:p>
      <text:p text:style-name="P2"><text:span text:style-name="T2">data:</text:span> <text:span text:style-name="T2">action</text:span>.<text:span text:style-name="T2">payload</text:span></text:p>
      <text:p text:style-name="P2">}</text:p>
      <text:p text:style-name="P2"><text:span text:style-name="T1">case</text:span> <text:span text:style-name="T3">"FETCH_DATA_FAILURE"</text:span>:</text:p>
      <text:p text:style-name="P2"><text:span text:style-name="T1">return</text:span> {</text:p>
      <text:p text:style-name="P2"><text:soft-page-break/><text:span text:style-name="T6">...</text:span><text:span text:style-name="T2">state</text:span>,</text:p>
      <text:p text:style-name="P2"><text:span text:style-name="T2">error:</text:span> <text:span text:style-name="T2">action</text:span>.<text:span text:style-name="T2">payload</text:span></text:p>
      <text:p text:style-name="P2">}</text:p>
      <text:p text:style-name="P2"><text:span text:style-name="T1">case</text:span> <text:span text:style-name="T3">"FETCH_DATA_REQUEST"</text:span>:</text:p>
      <text:p text:style-name="P2"><text:span text:style-name="T1">return</text:span> {</text:p>
      <text:p text:style-name="P2"><text:span text:style-name="T6">...</text:span><text:span text:style-name="T2">state</text:span>,</text:p>
      <text:p text:style-name="P2"><text:span text:style-name="T2">error:</text:span> <text:span text:style-name="T4">null</text:span></text:p>
      <text:p text:style-name="P2">}</text:p>
      <text:p text:style-name="P2"><text:span text:style-name="T1">default</text:span>:</text:p>
      <text:p text:style-name="P2"><text:span text:style-name="T1">return</text:span> <text:span text:style-name="T2">state</text:span>;</text:p>
      <text:p text:style-name="P2">}</text:p>
      <text:p text:style-name="P2">}</text:p>
      <text:p text:style-name="P8"/>
      <text:p text:style-name="P2"><text:span text:style-name="T1">export</text:span> <text:span text:style-name="T1">default</text:span> <text:span text:style-name="T7">SagaReducer</text:span>;</text:p>
      <text:p text:style-name="P2"/>
      <text:p text:style-name="P15"/>
      <text:p text:style-name="P15"/>
      <text:p text:style-name="P15"/>
      <text:p text:style-name="P15"/>
      <text:p text:style-name="P15"/>
      <text:p text:style-name="P15">3.sagax/ <text:span text:style-name="T12">fetchDataSaga</text:span>.jsx</text:p>
      <text:p text:style-name="P15"><text:s/></text:p>
      <text:p text:style-name="P6"><text:span text:style-name="T1">import</text:span> { <text:span text:style-name="T2">put</text:span> } <text:span text:style-name="T1">from</text:span> <text:span text:style-name="T3">'redux-saga/effects'</text:span>;</text:p>
      <text:p text:style-name="P2"><text:span text:style-name="T1">import</text:span> { <text:span text:style-name="T2">fetchMock</text:span>, <text:span text:style-name="T2">fetchFail</text:span> } <text:span text:style-name="T1">from</text:span> <text:span text:style-name="T3">'./SagaAction'</text:span>;</text:p>
      <text:p text:style-name="P2"><text:span text:style-name="T1">import</text:span> <text:span text:style-name="T2">mockData</text:span> <text:span text:style-name="T1">from</text:span> <text:span text:style-name="T3">'../mock.json'</text:span>;</text:p>
      <text:p text:style-name="P8"/>
      <text:p text:style-name="P2"><text:span text:style-name="T4">function*</text:span> <text:span text:style-name="T7">fetchDataSaga</text:span>() {</text:p>
      <text:p text:style-name="P2"><text:span text:style-name="T1">try</text:span> {</text:p>
      <text:p text:style-name="P2"><text:span text:style-name="T4">const</text:span> <text:span text:style-name="T5">data</text:span> <text:span text:style-name="T6">=</text:span> <text:span text:style-name="T2">mockData</text:span>;</text:p>
      <text:p text:style-name="P2"><text:span text:style-name="T1">yield</text:span> <text:span text:style-name="T7">put</text:span>(<text:span text:style-name="T7">fetchMock</text:span>(<text:span text:style-name="T5">data</text:span>));</text:p>
      <text:p text:style-name="P2">} <text:span text:style-name="T1">catch</text:span> (<text:span text:style-name="T2">error</text:span>) {</text:p>
      <text:p text:style-name="P2"><text:span text:style-name="T1">yield</text:span> <text:span text:style-name="T7">put</text:span>(<text:span text:style-name="T7">fetchFail</text:span>(<text:span text:style-name="T2">error</text:span>.<text:span text:style-name="T2">message</text:span>));</text:p>
      <text:p text:style-name="P2">}</text:p>
      <text:p text:style-name="P2">}</text:p>
      <text:p text:style-name="P8"/>
      <text:p text:style-name="P2"><text:span text:style-name="T1">export</text:span> <text:span text:style-name="T1">default</text:span> <text:span text:style-name="T7">fetchDataSaga</text:span>;</text:p>
      <text:p text:style-name="P2"/>
      <text:p text:style-name="P15"/>
      <text:p text:style-name="P15"/>
      <text:p text:style-name="P15"/>
      <text:p text:style-name="P15"/>
      <text:p text:style-name="P15">4. SagaStore.jsx</text:p>
      <text:p text:style-name="P15"/>
      <text:p text:style-name="P6"><text:span text:style-name="T1">import</text:span> { <text:span text:style-name="T2">legacy_createStore</text:span> <text:span text:style-name="T1">as</text:span> <text:span text:style-name="T2">createStore</text:span>, <text:span text:style-name="T2">applyMiddleware</text:span> } <text:span text:style-name="T1">from</text:span> <text:span text:style-name="T3">"redux"</text:span>;</text:p>
      <text:p text:style-name="P2"><text:span text:style-name="T1">import</text:span> <text:span text:style-name="T2">createSagaMiddleware</text:span> <text:span text:style-name="T1">from</text:span> <text:span text:style-name="T3">'redux-saga'</text:span>;</text:p>
      <text:p text:style-name="P2"><text:span text:style-name="T1">import</text:span> <text:span text:style-name="T2">SagaReducer</text:span> <text:span text:style-name="T1">from</text:span> <text:span text:style-name="T3">"./SagaReducer"</text:span>;</text:p>
      <text:p text:style-name="P2"><text:span text:style-name="T1">import</text:span> <text:span text:style-name="T2">fetchDataSaga</text:span> <text:span text:style-name="T1">from</text:span> <text:span text:style-name="T3">"./Sagas"</text:span>;</text:p>
      <text:p text:style-name="P3"><text:soft-page-break/><text:line-break/></text:p>
      <text:p text:style-name="P2"><text:span text:style-name="T4">const</text:span> <text:span text:style-name="T5">sagaMiddleware</text:span> <text:span text:style-name="T6">=</text:span> <text:span text:style-name="T7">createSagaMiddleware</text:span>();</text:p>
      <text:p text:style-name="P8"/>
      <text:p text:style-name="P2"><text:span text:style-name="T4">const</text:span> <text:span text:style-name="T5">store</text:span> <text:span text:style-name="T6">=</text:span> <text:span text:style-name="T7">createStore</text:span>(<text:span text:style-name="T7">SagaReducer</text:span>, <text:span text:style-name="T7">applyMiddleware</text:span>(<text:span text:style-name="T5">sagaMiddleware</text:span>));</text:p>
      <text:p text:style-name="P8"/>
      <text:p text:style-name="P2"><text:span text:style-name="T5">sagaMiddleware</text:span>.<text:span text:style-name="T7">run</text:span>(<text:span text:style-name="T7">fetchDataSaga</text:span>);</text:p>
      <text:p text:style-name="P8"/>
      <text:p text:style-name="P2"><text:span text:style-name="T1">export</text:span> <text:span text:style-name="T1">default</text:span> <text:span text:style-name="T5">store</text:span>;</text:p>
      <text:p text:style-name="P2"/>
      <text:p text:style-name="P15"/>
      <text:p text:style-name="P15"/>
      <text:p text:style-name="P15"/>
      <text:p text:style-name="P15"/>
      <text:p text:style-name="P15">5 Fetch</text:p>
      <text:p text:style-name="P15"/>
      <text:p text:style-name="P6"><text:span text:style-name="T1">import</text:span> <text:span text:style-name="T2">React</text:span>, { <text:span text:style-name="T2">useEffect</text:span> } <text:span text:style-name="T1">from</text:span> <text:span text:style-name="T3">'react'</text:span>;</text:p>
      <text:p text:style-name="P2"><text:span text:style-name="T1">import</text:span> { <text:span text:style-name="T2">useDispatch</text:span>, <text:span text:style-name="T2">useSelector</text:span> } <text:span text:style-name="T1">from</text:span> <text:span text:style-name="T3">'react-redux'</text:span>;</text:p>
      <text:p text:style-name="P8"/>
      <text:p text:style-name="P2"><text:span text:style-name="T4">function</text:span> <text:span text:style-name="T7">SagaDataFetcher</text:span>() {</text:p>
      <text:p text:style-name="P2"><text:span text:style-name="T4">const</text:span> <text:span text:style-name="T7">dispatch</text:span> <text:span text:style-name="T6">=</text:span> <text:span text:style-name="T7">useDispatch</text:span>();</text:p>
      <text:p text:style-name="P2"><text:span text:style-name="T4">const</text:span> { <text:span text:style-name="T5">data</text:span>, <text:span text:style-name="T5">error</text:span> } <text:span text:style-name="T6">=</text:span> <text:span text:style-name="T7">useSelector</text:span>((<text:span text:style-name="T2">state</text:span>) <text:span text:style-name="T4">=&gt;</text:span> <text:span text:style-name="T2">state</text:span>);</text:p>
      <text:p text:style-name="P8"/>
      <text:p text:style-name="P2"><text:span text:style-name="T7">useEffect</text:span>(() <text:span text:style-name="T4">=&gt;</text:span> {</text:p>
      <text:p text:style-name="P2"><text:span text:style-name="T7">dispatch</text:span>({ <text:span text:style-name="T2">type:</text:span> <text:span text:style-name="T3">'FETCH_DATA_REQUEST'</text:span> });</text:p>
      <text:p text:style-name="P2">}, [<text:span text:style-name="T7">dispatch</text:span>]);</text:p>
      <text:p text:style-name="P9"/>
      <text:p text:style-name="P2"><text:span text:style-name="T1">if</text:span> (<text:span text:style-name="T5">error</text:span>) {</text:p>
      <text:p text:style-name="P2"><text:span text:style-name="T1">return</text:span> <text:span text:style-name="T9">&lt;</text:span><text:span text:style-name="T4">div</text:span><text:span text:style-name="T9">&gt;</text:span>Error: <text:span text:style-name="T4">{</text:span><text:span text:style-name="T5">error</text:span><text:span text:style-name="T4">}</text:span><text:span text:style-name="T9">&lt;/</text:span><text:span text:style-name="T4">div</text:span><text:span text:style-name="T9">&gt;</text:span>;</text:p>
      <text:p text:style-name="P2">}</text:p>
      <text:p text:style-name="P8"/>
      <text:p text:style-name="P2"><text:span text:style-name="T1">return</text:span> (</text:p>
      <text:p text:style-name="P10">&lt;&gt;</text:p>
      <text:p text:style-name="P16">{</text:p>
      <text:p text:style-name="P16"/>
      <text:p text:style-name="P16">// &lt;<text:span text:style-name="T11">pre&gt; JSON.stringfy(data, null, 2)&lt;/pre&gt;</text:span></text:p>
      <text:p text:style-name="P2"><text:span text:style-name="T5">data</text:span><text:span text:style-name="T6">.</text:span><text:span text:style-name="T7">map</text:span><text:span text:style-name="T6">((</text:span><text:span text:style-name="T2">item</text:span><text:span text:style-name="T6">) </text:span><text:span text:style-name="T4">=&gt;</text:span><text:span text:style-name="T6"> {</text:span></text:p>
      <text:p text:style-name="P2"><text:span text:style-name="T1">return</text:span><text:span text:style-name="T6"> </text:span><text:span text:style-name="T9">&lt;</text:span><text:span text:style-name="T4">p</text:span><text:span text:style-name="T9">&gt;</text:span><text:span text:style-name="T4">{</text:span><text:span text:style-name="T2">item</text:span><text:span text:style-name="T6">.</text:span><text:span text:style-name="T2">product_name</text:span><text:span text:style-name="T4">}</text:span><text:span text:style-name="T9">&lt;/</text:span><text:span text:style-name="T4">p</text:span><text:span text:style-name="T9">&gt;</text:span></text:p>
      <text:p text:style-name="P17">})</text:p>
      <text:p text:style-name="P16">}</text:p>
      <text:p text:style-name="P10">&lt;/&gt;</text:p>
      <text:p text:style-name="P2">);</text:p>
      <text:p text:style-name="P2">}</text:p>
      <text:p text:style-name="P8"/>
      <text:p text:style-name="P2"><text:span text:style-name="T1">export</text:span> <text:span text:style-name="T1">default</text:span> <text:span text:style-name="T7">SagaDataFetcher</text:span>;</text:p>
      <text:p text:style-name="P2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REDUX THUNK</text:p>
      <text:p text:style-name="P18"/>
      <text:p text:style-name="P18"/>
      <text:p text:style-name="P18"/>
      <text:p text:style-name="P7"><text:span text:style-name="T1">export</text:span> <text:span text:style-name="T4">const</text:span> <text:span text:style-name="T5">FETCH_DATA</text:span> <text:span text:style-name="T6">=</text:span> <text:span text:style-name="T3">"FETCH_DATA"</text:span></text:p>
      <text:p text:style-name="P2"><text:span text:style-name="T1">export</text:span> <text:span text:style-name="T4">const</text:span> <text:span text:style-name="T5">FETCH_SUCCESS</text:span> <text:span text:style-name="T6">=</text:span> <text:span text:style-name="T3">"FETCH_SUCCESS"</text:span></text:p>
      <text:p text:style-name="P2"><text:span text:style-name="T1">export</text:span> <text:span text:style-name="T4">const</text:span> <text:span text:style-name="T5">FETCH_ERROR</text:span> <text:span text:style-name="T6">=</text:span> <text:span text:style-name="T3">"FETCH_ERROR"</text:span></text:p>
      <text:p text:style-name="P8"/>
      <text:p text:style-name="P2"><text:span text:style-name="T1">export</text:span> <text:span text:style-name="T4">const</text:span> <text:span text:style-name="T7">fetchData</text:span> <text:span text:style-name="T6">=</text:span> () <text:span text:style-name="T4">=&gt;</text:span> ({</text:p>
      <text:p text:style-name="P2"><text:span text:style-name="T2">type:</text:span> <text:span text:style-name="T5">FETCH_DATA</text:span></text:p>
      <text:p text:style-name="P2">})</text:p>
      <text:p text:style-name="P8"/>
      <text:p text:style-name="P2"><text:span text:style-name="T1">export</text:span> <text:span text:style-name="T4">const</text:span> <text:span text:style-name="T7">fetch_success</text:span> <text:span text:style-name="T6">=</text:span> (<text:span text:style-name="T2">data</text:span>) <text:span text:style-name="T4">=&gt;</text:span> ({</text:p>
      <text:p text:style-name="P2"><text:span text:style-name="T2">type:</text:span> <text:span text:style-name="T5">FETCH_SUCCESS</text:span>,</text:p>
      <text:p text:style-name="P2"><text:span text:style-name="T2">payload:</text:span> <text:span text:style-name="T2">data</text:span></text:p>
      <text:p text:style-name="P2">})</text:p>
      <text:p text:style-name="P8"/>
      <text:p text:style-name="P2"><text:span text:style-name="T1">export</text:span> <text:span text:style-name="T4">const</text:span> <text:span text:style-name="T7">fetch_error</text:span> <text:span text:style-name="T6">=</text:span> (<text:span text:style-name="T2">error</text:span>) <text:span text:style-name="T4">=&gt;</text:span> ({</text:p>
      <text:p text:style-name="P2"><text:span text:style-name="T2">type:</text:span> <text:span text:style-name="T5">FETCH_ERROR</text:span>,</text:p>
      <text:p text:style-name="P2"><text:span text:style-name="T2">payload:</text:span> <text:span text:style-name="T2">error</text:span></text:p>
      <text:p text:style-name="P2">})</text:p>
      <text:p text:style-name="P9"/>
      <text:p text:style-name="P2"><text:span text:style-name="T1">export</text:span> <text:span text:style-name="T4">const</text:span> <text:span text:style-name="T7">fetchApi</text:span> <text:span text:style-name="T6">=</text:span> () <text:span text:style-name="T4">=&gt;</text:span> {</text:p>
      <text:p text:style-name="P2"><text:span text:style-name="T1">return</text:span> <text:span text:style-name="T4">async</text:span>(<text:span text:style-name="T2">dispatch</text:span>) <text:span text:style-name="T4">=&gt;</text:span> {</text:p>
      <text:p text:style-name="P2"><text:span text:style-name="T7">dispatch</text:span>(<text:span text:style-name="T7">fetchData</text:span>())</text:p>
      <text:p text:style-name="P2"><text:span text:style-name="T1">try</text:span>{</text:p>
      <text:p text:style-name="P2"><text:span text:style-name="T4">const</text:span> <text:span text:style-name="T5">data</text:span> <text:span text:style-name="T6">=</text:span> <text:span text:style-name="T1">await</text:span> <text:span text:style-name="T7">fetch</text:span>(<text:span text:style-name="T3">'https://jsonplaceholder.typicode.com/posts'</text:span>);</text:p>
      <text:p text:style-name="P2"><text:span text:style-name="T1">if</text:span>(<text:span text:style-name="T6">!</text:span><text:span text:style-name="T5">data</text:span>.<text:span text:style-name="T5">ok</text:span>) {</text:p>
      <text:p text:style-name="P2"><text:span text:style-name="T1">throw</text:span> <text:span text:style-name="T4">new</text:span> <text:span text:style-name="T10">Error</text:span>(<text:span text:style-name="T3">"Throw new Error is Catch"</text:span>)</text:p>
      <text:p text:style-name="P2">}</text:p>
      <text:p text:style-name="P2"><text:span text:style-name="T4">const</text:span> <text:span text:style-name="T5">api</text:span> <text:span text:style-name="T6">=</text:span> <text:span text:style-name="T1">await</text:span> <text:span text:style-name="T5">data</text:span>.<text:span text:style-name="T7">json</text:span>()</text:p>
      <text:p text:style-name="P2"><text:soft-page-break/><text:span text:style-name="T7">dispatch</text:span>(<text:span text:style-name="T7">fetch_success</text:span>(<text:span text:style-name="T5">api</text:span>))</text:p>
      <text:p text:style-name="P2">}<text:span text:style-name="T1">catch</text:span> (<text:span text:style-name="T2">error</text:span>) {</text:p>
      <text:p text:style-name="P2"><text:span text:style-name="T7">dispatch</text:span>(<text:span text:style-name="T7">fetch_error</text:span>(<text:span text:style-name="T2">error</text:span>.<text:span text:style-name="T2">message</text:span>))</text:p>
      <text:p text:style-name="P2">}</text:p>
      <text:p text:style-name="P2">}</text:p>
      <text:p text:style-name="P2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pan text:style-name="T1">import</text:span> { <text:span text:style-name="T2">FETCH_DATA</text:span>, <text:span text:style-name="T2">FETCH_SUCCESS</text:span>, <text:span text:style-name="T2">FETCH_ERROR</text:span> } <text:span text:style-name="T1">from</text:span> <text:span text:style-name="T3">"./ThAction"</text:span>;</text:p>
      <text:p text:style-name="P8"/>
      <text:p text:style-name="P2"><text:span text:style-name="T4">var</text:span> <text:span text:style-name="T2">initialState</text:span> <text:span text:style-name="T6">=</text:span> {</text:p>
      <text:p text:style-name="P2"><text:span text:style-name="T2">data:</text:span> [],</text:p>
      <text:p text:style-name="P2"><text:span text:style-name="T2">error:</text:span> <text:span text:style-name="T4">null</text:span></text:p>
      <text:p text:style-name="P2">}</text:p>
      <text:p text:style-name="P8"/>
      <text:p text:style-name="P2"><text:span text:style-name="T4">const</text:span> <text:span text:style-name="T7">ThReducer</text:span> <text:span text:style-name="T6">=</text:span> (<text:span text:style-name="T2">state</text:span> <text:span text:style-name="T6">=</text:span> <text:span text:style-name="T2">initialState</text:span>, <text:span text:style-name="T2">action</text:span>) <text:span text:style-name="T4">=&gt;</text:span> {</text:p>
      <text:p text:style-name="P2"><text:span text:style-name="T1">switch</text:span>(<text:span text:style-name="T2">action</text:span>.<text:span text:style-name="T2">type</text:span>) {</text:p>
      <text:p text:style-name="P2"><text:span text:style-name="T1">case</text:span> <text:span text:style-name="T5">FETCH_DATA</text:span>:</text:p>
      <text:p text:style-name="P2"><text:span text:style-name="T1">return</text:span> {</text:p>
      <text:p text:style-name="P2"><text:span text:style-name="T6">...</text:span><text:span text:style-name="T2">state</text:span>,</text:p>
      <text:p text:style-name="P2"><text:span text:style-name="T2">error:</text:span> <text:span text:style-name="T4">null</text:span></text:p>
      <text:p text:style-name="P2">}</text:p>
      <text:p text:style-name="P2"><text:span text:style-name="T1">case</text:span> <text:span text:style-name="T5">FETCH_SUCCESS</text:span>:</text:p>
      <text:p text:style-name="P2"><text:span text:style-name="T1">return</text:span> {</text:p>
      <text:p text:style-name="P2"><text:span text:style-name="T6">...</text:span><text:span text:style-name="T2">state</text:span>, <text:span text:style-name="T2">data:</text:span> <text:span text:style-name="T2">action</text:span>.<text:span text:style-name="T2">payload</text:span>,</text:p>
      <text:p text:style-name="P2"><text:span text:style-name="T2">error:</text:span> <text:span text:style-name="T4">null</text:span></text:p>
      <text:p text:style-name="P2">}</text:p>
      <text:p text:style-name="P2"><text:soft-page-break/><text:span text:style-name="T1">case</text:span> <text:span text:style-name="T5">FETCH_ERROR</text:span>:</text:p>
      <text:p text:style-name="P2"><text:span text:style-name="T1">return</text:span> {</text:p>
      <text:p text:style-name="P2"><text:span text:style-name="T6">...</text:span><text:span text:style-name="T2">state</text:span>, <text:span text:style-name="T2">error:</text:span> <text:span text:style-name="T2">action</text:span>.<text:span text:style-name="T2">payload</text:span> </text:p>
      <text:p text:style-name="P2">}</text:p>
      <text:p text:style-name="P2"><text:span text:style-name="T1">default</text:span>: </text:p>
      <text:p text:style-name="P2"><text:span text:style-name="T1">return</text:span> <text:span text:style-name="T2">state</text:span>;</text:p>
      <text:p text:style-name="P2">}</text:p>
      <text:p text:style-name="P2">}</text:p>
      <text:p text:style-name="P8"/>
      <text:p text:style-name="P2"><text:span text:style-name="T1">export</text:span> <text:span text:style-name="T1">default</text:span> <text:span text:style-name="T7">ThReducer</text:span>;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pan text:style-name="T1">import</text:span> { <text:span text:style-name="T2">legacy_createStore</text:span> <text:span text:style-name="T1">as</text:span> <text:span text:style-name="T2">createStore</text:span>, <text:span text:style-name="T2">applyMiddleware</text:span> } <text:span text:style-name="T1">from</text:span> <text:span text:style-name="T3">"redux"</text:span>;</text:p>
      <text:p text:style-name="P2"><text:span text:style-name="T1">import</text:span> { <text:span text:style-name="T2">thunk</text:span> } <text:span text:style-name="T1">from</text:span> <text:span text:style-name="T3">"redux-thunk"</text:span>;</text:p>
      <text:p text:style-name="P2"><text:span text:style-name="T1">import</text:span> <text:span text:style-name="T2">ThReducer</text:span> <text:span text:style-name="T1">from</text:span> <text:span text:style-name="T3">"./ThReducer"</text:span>;</text:p>
      <text:p text:style-name="P8"/>
      <text:p text:style-name="P2"><text:span text:style-name="T4">const</text:span> <text:span text:style-name="T5">Storing</text:span> <text:span text:style-name="T6">=</text:span> <text:span text:style-name="T7">createStore</text:span>(<text:span text:style-name="T7">ThReducer</text:span>, <text:span text:style-name="T7">applyMiddleware</text:span>(<text:span text:style-name="T7">thunk</text:span>));</text:p>
      <text:p text:style-name="P8"/>
      <text:p text:style-name="P2"><text:soft-page-break/><text:span text:style-name="T1">export</text:span> <text:span text:style-name="T1">default</text:span> <text:span text:style-name="T5">Storing</text:span>;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pan text:style-name="T1">import</text:span> <text:span text:style-name="T2">React</text:span>, { <text:span text:style-name="T2">useEffect</text:span> } <text:span text:style-name="T1">from</text:span> <text:span text:style-name="T3">'react'</text:span></text:p>
      <text:p text:style-name="P2"><text:span text:style-name="T1">import</text:span> { <text:span text:style-name="T2">useDispatch</text:span>, <text:span text:style-name="T2">useSelector</text:span> } <text:span text:style-name="T1">from</text:span> <text:span text:style-name="T3">'react-redux'</text:span></text:p>
      <text:p text:style-name="P2"><text:span text:style-name="T1">import</text:span> { <text:span text:style-name="T2">fetchApi</text:span> } <text:span text:style-name="T1">from</text:span> <text:span text:style-name="T3">'./ThAction'</text:span></text:p>
      <text:p text:style-name="P8"/>
      <text:p text:style-name="P2"><text:span text:style-name="T4">const</text:span> <text:span text:style-name="T7">ShowingData</text:span> <text:span text:style-name="T6">=</text:span> () <text:span text:style-name="T4">=&gt;</text:span> {</text:p>
      <text:p text:style-name="P2"><text:span text:style-name="T4">const</text:span> <text:span text:style-name="T7">dispatch</text:span> <text:span text:style-name="T6">=</text:span> <text:span text:style-name="T7">useDispatch</text:span>()</text:p>
      <text:p text:style-name="P8"/>
      <text:p text:style-name="P2"><text:span text:style-name="T7">useEffect</text:span>(() <text:span text:style-name="T4">=&gt;</text:span> {</text:p>
      <text:p text:style-name="P2"><text:span text:style-name="T7">dispatch</text:span>(<text:span text:style-name="T7">fetchApi</text:span>())</text:p>
      <text:p text:style-name="P2">},[<text:span text:style-name="T7">dispatch</text:span>]);</text:p>
      <text:p text:style-name="P8"/>
      <text:p text:style-name="P2"><text:span text:style-name="T4">const</text:span> <text:span text:style-name="T5">dd</text:span> <text:span text:style-name="T6">=</text:span> <text:span text:style-name="T7">useSelector</text:span>((<text:span text:style-name="T2">state</text:span>) <text:span text:style-name="T4">=&gt;</text:span> <text:span text:style-name="T2">state</text:span>.<text:span text:style-name="T2">data</text:span>)</text:p>
      <text:p text:style-name="P2"><text:span text:style-name="T2">console</text:span>.<text:span text:style-name="T7">log</text:span>(<text:span text:style-name="T5">dd</text:span>);</text:p>
      <text:p text:style-name="P2"><text:span text:style-name="T1">return</text:span> (</text:p>
      <text:p text:style-name="P10">&lt;&gt;</text:p>
      <text:p text:style-name="P10">&lt;/&gt;</text:p>
      <text:p text:style-name="P2">)</text:p>
      <text:p text:style-name="P2">}</text:p>
      <text:p text:style-name="P8"/>
      <text:p text:style-name="P2"><text:span text:style-name="T1">export</text:span> <text:span text:style-name="T1">default</text:span> <text:span text:style-name="T7">ShowingData</text:span></text:p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HUNK COMPLETE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0"/>
      <text:p text:style-name="P20"/>
      <text:p text:style-name="P21">REDUX SELECTORS :-</text:p>
      <text:p text:style-name="P21"/>
      <text:p text:style-name="P21"/>
      <text:p text:style-name="P21"/>
      <text:p text:style-name="P24"><text:span text:style-name="T1">export</text:span> <text:span text:style-name="T4">const</text:span> <text:span text:style-name="T5">FETCH_DATA</text:span> <text:span text:style-name="T6">=</text:span> <text:span text:style-name="T3">"FETCH_DATA"</text:span></text:p>
      <text:p text:style-name="P2"><text:span text:style-name="T1">export</text:span> <text:span text:style-name="T4">const</text:span> <text:span text:style-name="T5">FETCH_SUCCESS</text:span> <text:span text:style-name="T6">=</text:span> <text:span text:style-name="T3">"FETCH_SUCCESS"</text:span></text:p>
      <text:p text:style-name="P2"><text:span text:style-name="T1">export</text:span> <text:span text:style-name="T4">const</text:span> <text:span text:style-name="T5">FETCH_ERROR</text:span> <text:span text:style-name="T6">=</text:span> <text:span text:style-name="T3">"FETCH_ERROR"</text:span></text:p>
      <text:p text:style-name="P8"/>
      <text:p text:style-name="P2"><text:span text:style-name="T1">export</text:span> <text:span text:style-name="T4">const</text:span> <text:span text:style-name="T7">fetchData</text:span> <text:span text:style-name="T6">=</text:span> () <text:span text:style-name="T4">=&gt;</text:span> ({</text:p>
      <text:p text:style-name="P2"><text:span text:style-name="T2">type:</text:span> <text:span text:style-name="T5">FETCH_DATA</text:span></text:p>
      <text:p text:style-name="P2">})</text:p>
      <text:p text:style-name="P8"/>
      <text:p text:style-name="P2"><text:span text:style-name="T1">export</text:span> <text:span text:style-name="T4">const</text:span> <text:span text:style-name="T7">fetch_success</text:span> <text:span text:style-name="T6">=</text:span> (<text:span text:style-name="T2">data</text:span>) <text:span text:style-name="T4">=&gt;</text:span> ({</text:p>
      <text:p text:style-name="P2"><text:span text:style-name="T2">type:</text:span> <text:span text:style-name="T5">FETCH_SUCCESS</text:span>,</text:p>
      <text:p text:style-name="P2"><text:span text:style-name="T2">payload:</text:span> <text:span text:style-name="T2">data</text:span></text:p>
      <text:p text:style-name="P2">})</text:p>
      <text:p text:style-name="P8"/>
      <text:p text:style-name="P2"><text:span text:style-name="T1">export</text:span> <text:span text:style-name="T4">const</text:span> <text:span text:style-name="T7">fetch_error</text:span> <text:span text:style-name="T6">=</text:span> (<text:span text:style-name="T2">error</text:span>) <text:span text:style-name="T4">=&gt;</text:span> ({</text:p>
      <text:p text:style-name="P2"><text:span text:style-name="T2">type:</text:span> <text:span text:style-name="T5">FETCH_ERROR</text:span>,</text:p>
      <text:p text:style-name="P2"><text:span text:style-name="T2">payload:</text:span> <text:span text:style-name="T2">error</text:span></text:p>
      <text:p text:style-name="P2">})</text:p>
      <text:p text:style-name="P3"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<text:span text:style-name="T1">import</text:span> { <text:span text:style-name="T2">FETCH_DATA</text:span>, <text:span text:style-name="T2">FETCH_SUCCESS</text:span>, <text:span text:style-name="T2">FETCH_ERROR</text:span> } <text:span text:style-name="T1">from</text:span> <text:span text:style-name="T3">'./SelectorAction'</text:span>;</text:p>
      <text:p text:style-name="P8"/>
      <text:p text:style-name="P2"><text:span text:style-name="T4">var</text:span> <text:span text:style-name="T2">initialState</text:span> <text:span text:style-name="T6">=</text:span> {</text:p>
      <text:p text:style-name="P2"><text:span text:style-name="T2">data:</text:span> [],</text:p>
      <text:p text:style-name="P2"><text:span text:style-name="T2">error:</text:span> <text:span text:style-name="T4">null</text:span></text:p>
      <text:p text:style-name="P2">}</text:p>
      <text:p text:style-name="P8"/>
      <text:p text:style-name="P2"><text:span text:style-name="T4">const</text:span> <text:span text:style-name="T7">SelectionReducer</text:span> <text:span text:style-name="T6">=</text:span> (<text:span text:style-name="T2">state</text:span> <text:span text:style-name="T6">=</text:span> <text:span text:style-name="T2">initialState</text:span>, <text:span text:style-name="T2">action</text:span>) <text:span text:style-name="T4">=&gt;</text:span> {</text:p>
      <text:p text:style-name="P2"><text:span text:style-name="T1">switch</text:span>(<text:span text:style-name="T2">action</text:span>.<text:span text:style-name="T2">type</text:span>) {</text:p>
      <text:p text:style-name="P2"><text:span text:style-name="T1">case</text:span> <text:span text:style-name="T5">FETCH_DATA</text:span>:</text:p>
      <text:p text:style-name="P2"><text:span text:style-name="T1">return</text:span> {</text:p>
      <text:p text:style-name="P2"><text:span text:style-name="T6">...</text:span><text:span text:style-name="T2">state</text:span>,</text:p>
      <text:p text:style-name="P2"><text:span text:style-name="T2">error:</text:span> <text:span text:style-name="T4">null</text:span></text:p>
      <text:p text:style-name="P2">}</text:p>
      <text:p text:style-name="P2"><text:span text:style-name="T1">case</text:span> <text:span text:style-name="T5">FETCH_SUCCESS</text:span>:</text:p>
      <text:p text:style-name="P2"><text:span text:style-name="T1">return</text:span> {</text:p>
      <text:p text:style-name="P2"><text:span text:style-name="T6">...</text:span><text:span text:style-name="T2">state</text:span>, <text:span text:style-name="T2">data:</text:span> <text:span text:style-name="T2">action</text:span>.<text:span text:style-name="T2">payload</text:span>,</text:p>
      <text:p text:style-name="P2"><text:span text:style-name="T2">error:</text:span> <text:span text:style-name="T4">null</text:span></text:p>
      <text:p text:style-name="P2">}</text:p>
      <text:p text:style-name="P2"><text:span text:style-name="T1">case</text:span> <text:span text:style-name="T5">FETCH_ERROR</text:span>:</text:p>
      <text:p text:style-name="P2"><text:span text:style-name="T1">return</text:span> {</text:p>
      <text:p text:style-name="P2"><text:span text:style-name="T6">...</text:span><text:span text:style-name="T2">state</text:span>, <text:span text:style-name="T2">error:</text:span> <text:span text:style-name="T2">action</text:span>.<text:span text:style-name="T2">payload</text:span> </text:p>
      <text:p text:style-name="P2">}</text:p>
      <text:p text:style-name="P2"><text:span text:style-name="T1">default</text:span>: </text:p>
      <text:p text:style-name="P2"><text:span text:style-name="T1">return</text:span> <text:span text:style-name="T2">state</text:span>;</text:p>
      <text:p text:style-name="P2">}</text:p>
      <text:p text:style-name="P2">}</text:p>
      <text:p text:style-name="P8"/>
      <text:p text:style-name="P2"><text:span text:style-name="T1">export</text:span> <text:span text:style-name="T1">default</text:span> <text:span text:style-name="T7">SelectionReducer</text:span>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4"><text:span text:style-name="T1">import</text:span> { <text:span text:style-name="T2">legacy_createStore</text:span> <text:span text:style-name="T1">as</text:span> <text:span text:style-name="T2">createStore</text:span> , <text:span text:style-name="T2">applyMiddleware</text:span> } <text:span text:style-name="T1">from</text:span> <text:span text:style-name="T3">"redux"</text:span>;</text:p>
      <text:p text:style-name="P2"><text:span text:style-name="T1">import</text:span> { <text:span text:style-name="T2">thunk</text:span> } <text:span text:style-name="T1">from</text:span> <text:span text:style-name="T3">"redux-thunk"</text:span>;</text:p>
      <text:p text:style-name="P2"><text:span text:style-name="T1">import</text:span> { <text:span text:style-name="T2">useDispatch</text:span>, <text:span text:style-name="T2">useSelector</text:span> } <text:span text:style-name="T1">from</text:span> <text:span text:style-name="T3">"react-redux"</text:span>;</text:p>
      <text:p text:style-name="P31">// import { createSelector } from "@reduxjs/toolkit";</text:p>
      <text:p text:style-name="P2"><text:span text:style-name="T1">import</text:span> <text:span text:style-name="T2">SelectionReducer</text:span> <text:span text:style-name="T1">from</text:span> <text:span text:style-name="T3">"./SelectionReducer"</text:span>;</text:p>
      <text:p text:style-name="P2"><text:span text:style-name="T1">import</text:span> { <text:span text:style-name="T2">createSelector</text:span> } <text:span text:style-name="T1">from</text:span> <text:span text:style-name="T3">"reselect"</text:span>;</text:p>
      <text:p text:style-name="P9"/>
      <text:p text:style-name="P2"><text:span text:style-name="T4">const</text:span> <text:span text:style-name="T5">Selectorstore</text:span> <text:span text:style-name="T6">=</text:span> <text:span text:style-name="T7">createStore</text:span>(<text:span text:style-name="T7">SelectionReducer</text:span>, <text:span text:style-name="T7">applyMiddleware</text:span>(<text:span text:style-name="T7">thunk</text:span>));</text:p>
      <text:p text:style-name="P8"/>
      <text:p text:style-name="P2"><text:span text:style-name="T1">export</text:span> <text:span text:style-name="T4">const</text:span> <text:span text:style-name="T7">useAppDispatch</text:span> <text:span text:style-name="T6">=</text:span> () <text:span text:style-name="T4">=&gt;</text:span> <text:span text:style-name="T7">useDispatch</text:span>();</text:p>
      <text:p text:style-name="P2"><text:span text:style-name="T1">export</text:span> <text:span text:style-name="T4">const</text:span> <text:span text:style-name="T5">useAppSelector</text:span> <text:span text:style-name="T6">=</text:span> <text:span text:style-name="T5">useSelector</text:span>;</text:p>
      <text:p text:style-name="P9"/>
      <text:p text:style-name="P2"><text:span text:style-name="T1">export</text:span> <text:span text:style-name="T4">const</text:span> <text:span text:style-name="T7">selectData</text:span> <text:span text:style-name="T6">=</text:span> (<text:span text:style-name="T2">state</text:span>) <text:span text:style-name="T4">=&gt;</text:span> <text:span text:style-name="T2">state</text:span>.<text:span text:style-name="T2">data</text:span>;</text:p>
      <text:p text:style-name="P2"><text:span text:style-name="T1">export</text:span> <text:span text:style-name="T4">const</text:span> <text:span text:style-name="T7">selectError</text:span> <text:span text:style-name="T6">=</text:span> (<text:span text:style-name="T2">state</text:span>) <text:span text:style-name="T4">=&gt;</text:span> <text:span text:style-name="T2">state</text:span>.<text:span text:style-name="T2">error</text:span>;</text:p>
      <text:p text:style-name="P9"/>
      <text:p text:style-name="P2"><text:span text:style-name="T1">export</text:span> <text:span text:style-name="T4">const</text:span> <text:span text:style-name="T5">selectMomoizedData</text:span> <text:span text:style-name="T6">=</text:span> <text:span text:style-name="T7">createSelector</text:span>(<text:span text:style-name="T7">selectData</text:span>, (<text:span text:style-name="T2">data</text:span>) <text:span text:style-name="T4">=&gt;</text:span> <text:span text:style-name="T2">data</text:span>.<text:span text:style-name="T7">filter</text:span>((<text:span text:style-name="T2">item</text:span>)<text:span text:style-name="T4">=&gt;</text:span> <text:span text:style-name="T2">item</text:span>.<text:span text:style-name="T2">id</text:span><text:span text:style-name="T6">&gt;</text:span> <text:span text:style-name="T8">5</text:span>));</text:p>
      <text:p text:style-name="P9"/>
      <text:p text:style-name="P2"><text:span text:style-name="T1">export</text:span> <text:span text:style-name="T1">default</text:span> <text:span text:style-name="T5">Selectorstore</text:span>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4"><text:span text:style-name="T1">import</text:span> <text:span text:style-name="T2">React</text:span>, { <text:span text:style-name="T2">useEffect</text:span> } <text:span text:style-name="T1">from</text:span> <text:span text:style-name="T3">'react'</text:span></text:p>
      <text:p text:style-name="P2"><text:span text:style-name="T1">import</text:span> { <text:span text:style-name="T2">fetch_error</text:span>, <text:span text:style-name="T2">fetch_success</text:span>, <text:span text:style-name="T2">fetchData</text:span> } <text:span text:style-name="T1">from</text:span> <text:span text:style-name="T3">'./SelectorAction'</text:span></text:p>
      <text:p text:style-name="P2"><text:span text:style-name="T1">import</text:span> { <text:span text:style-name="T2">useAppDispatch</text:span>, <text:span text:style-name="T2">useAppSelector</text:span> } <text:span text:style-name="T1">from</text:span> <text:span text:style-name="T3">'./SelectorStore'</text:span></text:p>
      <text:p text:style-name="P2"><text:span text:style-name="T1">import</text:span> { <text:span text:style-name="T2">selectData</text:span>, <text:span text:style-name="T2">selectError</text:span>, <text:span text:style-name="T2">selectMomoizedData</text:span> } <text:span text:style-name="T1">from</text:span> <text:span text:style-name="T3">'./SelectorStore'</text:span></text:p>
      <text:p text:style-name="P9"/>
      <text:p text:style-name="P2"><text:span text:style-name="T4">const</text:span> <text:span text:style-name="T7">ShowSelector</text:span> <text:span text:style-name="T6">=</text:span> () <text:span text:style-name="T4">=&gt;</text:span> {</text:p>
      <text:p text:style-name="P2"><text:span text:style-name="T4">const</text:span> <text:span text:style-name="T7">dispatch</text:span> <text:span text:style-name="T6">=</text:span> <text:span text:style-name="T7">useAppDispatch</text:span>();</text:p>
      <text:p text:style-name="P8"/>
      <text:p text:style-name="P2"><text:span text:style-name="T4">const</text:span> <text:span text:style-name="T5">data</text:span> <text:span text:style-name="T6">=</text:span> <text:span text:style-name="T7">useAppSelector</text:span>(<text:span text:style-name="T7">selectData</text:span>);</text:p>
      <text:p text:style-name="P2"><text:span text:style-name="T4">const</text:span> <text:span text:style-name="T5">error</text:span> <text:span text:style-name="T6">=</text:span> <text:span text:style-name="T7">useAppSelector</text:span>(<text:span text:style-name="T7">selectError</text:span>);</text:p>
      <text:p text:style-name="P2"><text:span text:style-name="T4">const</text:span> <text:span text:style-name="T5">memoziedData</text:span> <text:span text:style-name="T6">=</text:span> <text:span text:style-name="T7">useAppSelector</text:span>(<text:span text:style-name="T5">selectMomoizedData</text:span>);</text:p>
      <text:p text:style-name="P2"><text:span text:style-name="T7">useEffect</text:span>(() <text:span text:style-name="T4">=&gt;</text:span> {</text:p>
      <text:p text:style-name="P2"><text:span text:style-name="T4">const</text:span> <text:span text:style-name="T7">getData</text:span> <text:span text:style-name="T6">=</text:span> <text:span text:style-name="T4">async</text:span>() <text:span text:style-name="T4">=&gt;</text:span> {</text:p>
      <text:p text:style-name="P2"><text:span text:style-name="T7">dispatch</text:span>(<text:span text:style-name="T7">fetchData</text:span>());</text:p>
      <text:p text:style-name="P2"><text:span text:style-name="T1">try</text:span>{</text:p>
      <text:p text:style-name="P2"><text:span text:style-name="T4">const</text:span> <text:span text:style-name="T5">response</text:span> <text:span text:style-name="T6">=</text:span> <text:span text:style-name="T1">await</text:span> <text:span text:style-name="T7">fetch</text:span>(<text:span text:style-name="T3">'https://jsonplaceholder.typicode.com/posts'</text:span>)</text:p>
      <text:p text:style-name="P2"><text:span text:style-name="T4">const</text:span> <text:span text:style-name="T5">result</text:span> <text:span text:style-name="T6">=</text:span> <text:span text:style-name="T1">await</text:span> <text:span text:style-name="T5">response</text:span>.<text:span text:style-name="T7">json</text:span>();</text:p>
      <text:p text:style-name="P2"><text:span text:style-name="T7">dispatch</text:span>(<text:span text:style-name="T7">fetch_success</text:span>(<text:span text:style-name="T5">result</text:span>))</text:p>
      <text:p text:style-name="P2">} <text:span text:style-name="T1">catch</text:span> (<text:span text:style-name="T2">error</text:span>) {</text:p>
      <text:p text:style-name="P2"><text:span text:style-name="T7">dispatch</text:span>(<text:span text:style-name="T7">fetch_error</text:span>(<text:span text:style-name="T2">error</text:span>.<text:span text:style-name="T2">message</text:span>))</text:p>
      <text:p text:style-name="P2">}</text:p>
      <text:p text:style-name="P2">}</text:p>
      <text:p text:style-name="P2"><text:span text:style-name="T7">getData</text:span>()</text:p>
      <text:p text:style-name="P2">},[<text:span text:style-name="T7">dispatch</text:span>])</text:p>
      <text:p text:style-name="P8"/>
      <text:p text:style-name="P2"><text:span text:style-name="T2">console</text:span>.<text:span text:style-name="T7">log</text:span>(<text:span text:style-name="T5">data</text:span>)</text:p>
      <text:p text:style-name="P2"><text:span text:style-name="T2">console</text:span>.<text:span text:style-name="T7">log</text:span>(<text:span text:style-name="T5">memoziedData</text:span>)</text:p>
      <text:p text:style-name="P2"><text:span text:style-name="T2">console</text:span>.<text:span text:style-name="T7">log</text:span>(<text:span text:style-name="T5">error</text:span>)</text:p>
      <text:p text:style-name="P8"/>
      <text:p text:style-name="P2"><text:span text:style-name="T1">return</text:span> (</text:p>
      <text:p text:style-name="P10">&lt;&gt;</text:p>
      <text:p text:style-name="P8"/>
      <text:p text:style-name="P10">&lt;/&gt;</text:p>
      <text:p text:style-name="P2">)</text:p>
      <text:p text:style-name="P2">}</text:p>
      <text:p text:style-name="P8"/>
      <text:p text:style-name="P2"><text:span text:style-name="T1">export</text:span> <text:span text:style-name="T1">default</text:span> <text:span text:style-name="T7">ShowSelector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1:53:28.301759770</meta:creation-date>
    <dc:date>2024-09-12T16:20:42.799411914</dc:date>
    <meta:editing-duration>PT12M1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6" meta:paragraph-count="343" meta:word-count="1009" meta:character-count="7639" meta:non-whitespace-character-count="6941"/>
  </office:meta>
</office:document-meta>
</file>